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officeooo:rsid="0012ea76" officeooo:paragraph-rsid="0012ea76"/>
    </style:style>
    <style:style style:name="P3" style:family="paragraph" style:parent-style-name="normal">
      <style:text-properties officeooo:rsid="0012ea76" officeooo:paragraph-rsid="00130670"/>
    </style:style>
    <style:style style:name="P4" style:family="paragraph" style:parent-style-name="normal">
      <style:text-properties officeooo:rsid="0012ea76" officeooo:paragraph-rsid="001c3d3a"/>
    </style:style>
    <style:style style:name="P5" style:family="paragraph" style:parent-style-name="normal">
      <style:text-properties officeooo:rsid="00130670" officeooo:paragraph-rsid="00130670"/>
    </style:style>
    <style:style style:name="P6" style:family="paragraph" style:parent-style-name="normal">
      <style:text-properties officeooo:rsid="00130670" officeooo:paragraph-rsid="00145736"/>
    </style:style>
    <style:style style:name="P7" style:family="paragraph" style:parent-style-name="normal">
      <style:text-properties officeooo:rsid="00145736" officeooo:paragraph-rsid="00145736"/>
    </style:style>
    <style:style style:name="P8" style:family="paragraph" style:parent-style-name="normal">
      <style:text-properties officeooo:rsid="0015afb9" officeooo:paragraph-rsid="0015afb9"/>
    </style:style>
    <style:style style:name="P9" style:family="paragraph" style:parent-style-name="normal">
      <style:text-properties officeooo:rsid="001732d4" officeooo:paragraph-rsid="001732d4"/>
    </style:style>
    <style:style style:name="P10" style:family="paragraph" style:parent-style-name="normal">
      <style:text-properties officeooo:rsid="00183742" officeooo:paragraph-rsid="00183742"/>
    </style:style>
    <style:style style:name="P11" style:family="paragraph" style:parent-style-name="normal">
      <style:text-properties officeooo:rsid="001a52f2" officeooo:paragraph-rsid="001a52f2"/>
    </style:style>
    <style:style style:name="P12" style:family="paragraph" style:parent-style-name="normal">
      <style:text-properties fo:font-size="14pt" fo:font-weight="bold" style:font-size-asian="14pt" style:font-weight-asian="bold"/>
    </style:style>
    <style:style style:name="P13" style:family="paragraph" style:parent-style-name="normal">
      <style:text-properties fo:font-size="14pt" fo:font-weight="bold" style:font-size-asian="14pt" style:font-weight-asian="bold" style:font-size-complex="14pt" style:font-weight-complex="bold"/>
    </style:style>
    <style:style style:name="P14" style:family="paragraph" style:parent-style-name="normal">
      <style:text-properties officeooo:rsid="001c3d3a" officeooo:paragraph-rsid="001c3d3a"/>
    </style:style>
    <style:style style:name="P15" style:family="paragraph" style:parent-style-name="normal">
      <style:text-properties officeooo:rsid="001d8acf" officeooo:paragraph-rsid="001d8acf"/>
    </style:style>
    <style:style style:name="P16" style:family="paragraph" style:parent-style-name="normal">
      <style:text-properties officeooo:rsid="001f800b" officeooo:paragraph-rsid="001f800b"/>
    </style:style>
    <style:style style:name="P17" style:family="paragraph" style:parent-style-name="normal">
      <style:text-properties officeooo:rsid="00212183" officeooo:paragraph-rsid="00212183"/>
    </style:style>
    <style:style style:name="P18" style:family="paragraph" style:parent-style-name="normal">
      <style:text-properties officeooo:rsid="00212183" officeooo:paragraph-rsid="00224fd2"/>
    </style:style>
    <style:style style:name="P19" style:family="paragraph" style:parent-style-name="normal">
      <style:text-properties officeooo:rsid="00224fd2" officeooo:paragraph-rsid="00224fd2"/>
    </style:style>
    <style:style style:name="P20" style:family="paragraph" style:parent-style-name="normal">
      <style:text-properties officeooo:rsid="00224fd2" officeooo:paragraph-rsid="00242e08"/>
    </style:style>
    <style:style style:name="P21" style:family="paragraph" style:parent-style-name="normal">
      <style:text-properties officeooo:rsid="0026d1ff" officeooo:paragraph-rsid="0026d1ff"/>
    </style:style>
    <style:style style:name="P22" style:family="paragraph" style:parent-style-name="normal">
      <style:text-properties officeooo:rsid="002b02ee" officeooo:paragraph-rsid="002b02ee"/>
    </style:style>
    <style:style style:name="P23" style:family="paragraph" style:parent-style-name="normal">
      <style:text-properties officeooo:paragraph-rsid="0012ea76"/>
    </style:style>
    <style:style style:name="P24" style:family="paragraph" style:parent-style-name="normal" style:master-page-name="Standard">
      <style:paragraph-properties style:page-number="1"/>
    </style:style>
    <style:style style:name="P25" style:family="paragraph" style:parent-style-name="normal" style:list-style-name="L1">
      <style:text-properties officeooo:rsid="0026d1ff" officeooo:paragraph-rsid="0026d1ff"/>
    </style:style>
    <style:style style:name="P26" style:family="paragraph" style:parent-style-name="normal" style:list-style-name="L1">
      <style:text-properties officeooo:rsid="002a1312" officeooo:paragraph-rsid="002a1312"/>
    </style:style>
    <style:style style:name="P27" style:family="paragraph" style:parent-style-name="normal" style:list-style-name="L2">
      <style:text-properties officeooo:rsid="002a1312" officeooo:paragraph-rsid="002a1312"/>
    </style:style>
    <style:style style:name="P28" style:family="paragraph" style:parent-style-name="normal" style:list-style-name="L2">
      <style:text-properties officeooo:rsid="0028fc0f" officeooo:paragraph-rsid="0028fc0f"/>
    </style:style>
    <style:style style:name="P29" style:family="paragraph" style:parent-style-name="normal" style:list-style-name="L2">
      <style:text-properties officeooo:rsid="002b02ee" officeooo:paragraph-rsid="002b02ee"/>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weight="bold" style:font-weight-asian="bold"/>
    </style:style>
    <style:style style:name="T5" style:family="text">
      <style:text-properties style:text-position="super 58%"/>
    </style:style>
    <style:style style:name="T6" style:family="text">
      <style:text-properties style:text-position="super 58%" fo:font-weight="bold" style:font-weight-asian="bold"/>
    </style:style>
    <style:style style:name="T7" style:family="text">
      <style:text-properties officeooo:rsid="00130670"/>
    </style:style>
    <style:style style:name="T8" style:family="text">
      <style:text-properties officeooo:rsid="00145736"/>
    </style:style>
    <style:style style:name="T9" style:family="text">
      <style:text-properties officeooo:rsid="0015afb9"/>
    </style:style>
    <style:style style:name="T10" style:family="text">
      <style:text-properties officeooo:rsid="00183742"/>
    </style:style>
    <style:style style:name="T11" style:family="text">
      <style:text-properties officeooo:rsid="001a52f2"/>
    </style:style>
    <style:style style:name="T12" style:family="text">
      <style:text-properties officeooo:rsid="001a70a9"/>
    </style:style>
    <style:style style:name="T13" style:family="text">
      <style:text-properties officeooo:rsid="001c3d3a"/>
    </style:style>
    <style:style style:name="T14" style:family="text">
      <style:text-properties officeooo:rsid="001d8acf"/>
    </style:style>
    <style:style style:name="T15" style:family="text">
      <style:text-properties officeooo:rsid="001e9972"/>
    </style:style>
    <style:style style:name="T16" style:family="text">
      <style:text-properties officeooo:rsid="00212183"/>
    </style:style>
    <style:style style:name="T17" style:family="text">
      <style:text-properties officeooo:rsid="00242e08"/>
    </style:style>
    <style:style style:name="T18" style:family="text">
      <style:text-properties officeooo:rsid="0026cf3c"/>
    </style:style>
    <style:style style:name="T19" style:family="text">
      <style:text-properties officeooo:rsid="002e3349"/>
    </style:style>
    <style:style style:name="T20" style:family="text">
      <style:text-properties officeooo:rsid="002eb8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text:s text:c="40"/>CMPE 180 - 94 - Fall 2016</text:p>
      <text:p text:style-name="P12">      <text:s text:c="38"/>OS Project Abstract</text:p>
      <text:p text:style-name="P12">      <text:s text:c="42"/>By: Kanti Bhat</text:p>
      <text:p text:style-name="P12">                              <text:s text:c="20"/>(011488386)</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Project Title : UNIX Shell and History Feature</text:p>
      <text:p text:style-name="normal"><text:span text:style-name="T1">Submitted by :</text:span><text:span text:style-name="T2"> </text:span><text:span text:style-name="T3">Kanti Bhat (SJSU ID : 011488386)</text:span></text:p>
      <text:p text:style-name="normal"/>
      <text:p text:style-name="normal"><text:span text:style-name="T1">Project Goal :</text:span> To write a C program which will serve as a shell interface. It accepts user commands and executes each command in a separate child process. This program will be built to run on a Linux system. Some of the features that will be implemented in this program are:</text:p>
      <text:p text:style-name="normal"><text:soft-page-break/></text:p>
      <text:p text:style-name="normal"><text:span text:style-name="T4">1.</text:span> <text:s/>Run the user command. Wait until the user command is done executing and then display the results followed by the prompt for the next input. for example:</text:p>
      <text:p text:style-name="normal"/>
      <text:p text:style-name="normal">ksh &gt; cat prog.c</text:p>
      <text:p text:style-name="normal"/>
      <text:p text:style-name="normal">displays the contents of the file prog.c present in the current directory. Otherwise the program displays an error.</text:p>
      <text:p text:style-name="normal"><text:span text:style-name="T4">2.</text:span> <text:s/>Run the user command in the background. Using &amp; symbol at the end of the user command runs the command in the background giving the control back (prompt on the shell interface) to the user to run the next command.</text:p>
      <text:p text:style-name="normal"> </text:p>
      <text:p text:style-name="normal">ksh &gt; top &amp;</text:p>
      <text:p text:style-name="normal">ksh &gt;</text:p>
      <text:p text:style-name="normal"/>
      <text:p text:style-name="normal">Allows the parent process (shell interface) to return and display the prompt for the next input. This allows both parent and child process to run concurrently. </text:p>
      <text:p text:style-name="P1"/>
      <text:p text:style-name="normal"><text:span text:style-name="T4">3.</text:span> <text:s/>The history command allows the user to access up to 10 most recently entered commands in the shell. It is similar to history command feature provided in linux bash shell. Further, </text:p>
      <text:p text:style-name="normal">a. When the user enters !!, the most recent command in the history is executed.</text:p>
      <text:p text:style-name="normal">b. When the user enters a single ! followed by an integer N, the Nth command in the history is executed.</text:p>
      <text:p text:style-name="normal">The commands will be consecutively numbered starting at 1, and the numbering will continue past 10. For example, if the user has entered 35 commands, the 10 most recent commands will be numbered 26 to 35.</text:p>
      <text:p text:style-name="normal">The user will be able to list the command history by entering the command named ‘history’. Assume that the history consists of the commands (from most to least recent):</text:p>
      <text:p text:style-name="normal">ps, ls -l, top, cal, who, date. The command history will output:</text:p>
      <text:p text:style-name="normal"/>
      <text:p text:style-name="normal">ksh &gt; history</text:p>
      <text:p text:style-name="normal">6 ps</text:p>
      <text:p text:style-name="normal">5 ls -l</text:p>
      <text:p text:style-name="normal">4 top</text:p>
      <text:p text:style-name="normal">3 cal</text:p>
      <text:p text:style-name="normal">2 who</text:p>
      <text:p text:style-name="normal">1 date</text:p>
      <text:p text:style-name="normal"/>
      <text:p text:style-name="normal">ksh &gt; !!</text:p>
      <text:p text:style-name="normal">Giving !! at the prompt will run the most recent command --&gt; ps command will be executed.</text:p>
      <text:p text:style-name="normal"/>
      <text:p text:style-name="normal">ksh &gt; !3</text:p>
      <text:p text:style-name="normal">Giving !3 executes the command numbered 3 in the history list --&gt; cal command will be executed.</text:p>
      <text:p text:style-name="normal"/>
      <text:p text:style-name="normal">Any command executed in this fashion will be echoed on the user’s screen. The command will also be placed in the history buffer as the next command. The program will also manage basic error handling. If there are no commands in the history, entering !! will result in a message “No</text:p>
      <text:p text:style-name="normal">commands in history.” If there is no command corresponding to the number entered with the single !, the program will output "No such command in history."</text:p>
      <text:p text:style-name="normal"/>
      <text:p text:style-name="normal"><text:soft-page-break/>4. <text:s/>Finally program will terminate when the user enters the exit at the prompt. </text:p>
      <text:p text:style-name="normal"/>
      <text:p text:style-name="normal">ksh &gt; exit</text:p>
      <text:p text:style-name="normal">bash&gt;</text:p>
      <text:p text:style-name="normal"/>
      <text:p text:style-name="normal">giving exit command terminates the program, release all the resources and returns the control to the linux bash shell (or any shell through which the ksh shell was invoked).</text:p>
      <text:p text:style-name="normal"/>
      <text:p text:style-name="P12">Weekly Schedule:</text:p>
      <text:p text:style-name="normal"><text:span text:style-name="T4">Week of 30th September</text:span>: design the solution. Create the outline of the solution.</text:p>
      <text:p text:style-name="normal"/>
      <text:p text:style-name="normal"><text:span text:style-name="T4">Week of 7th October </text:span>: <text:s/>Implement the preliminary <text:s/>shell interface, parse the user input and initial error handling. Here program will display a prompt to the user and waits for the input. Once the user hits ‘enter’ on the keyboard, program parses the string entered. It parses the input for ‘&amp;’ symbol to check if user wants to run the command in the background.</text:p>
      <text:p text:style-name="normal"/>
      <text:p text:style-name="normal"><text:span text:style-name="T4">Week of 14</text:span><text:span text:style-name="T6">th</text:span><text:span text:style-name="T4"> and 21</text:span><text:span text:style-name="T6">st</text:span><text:span text:style-name="T4"> October (2 weeks)</text:span>: Implement the execution of the user input in a separate child process. Create a new child process. call exec() family functions with user input as a parameter. Exec() family functions loads the new command into the child process and executes. now in the parent process, if user input is appended with &amp; then choose to return quickly without waiting for the child process to complete. Capture the child process results by reading reading the stdout/stderr and display the results. The stdout/stderr data from the child process will be read line by line and will printed accordingly so as to indicate the child process’s progress.</text:p>
      <text:p text:style-name="normal"/>
      <text:p text:style-name="normal"><text:span text:style-name="T4">Week of 28th October and 4</text:span><text:span text:style-name="T6">th</text:span><text:span text:style-name="T4"> November (2 weeks)</text:span>: Implement history command feature - create a file to maintain a list of commands executed at the beginning of the program. Update this file when the user inputs a command and read the contents of the file to fetch the history when the user enters “history” command or when the user wants to run a previous command from history using “!!” or “!N” syntax.</text:p>
      <text:p text:style-name="normal"><text:span text:style-name="T4">Week of 11th November</text:span>: Testing and bug fixing</text:p>
      <text:p text:style-name="normal"/>
      <text:p text:style-name="normal"><text:span text:style-name="T4">Week of 18th November</text:span>: Documentation and submission of the project report</text:p>
      <text:p text:style-name="normal"/>
      <text:p text:style-name="normal"><text:span text:style-name="T4">25th November</text:span>: Continued Testing, bug fixing and enhancements.<text:bookmark text:name="_GoBack"/></text:p>
      <text:p text:style-name="normal"/>
      <text:p text:style-name="normal"><text:span text:style-name="T4">2th or 9th December</text:span>: <text:s/>Presentation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Introduction:</text:p>
      <text:p text:style-name="normal">This project mimics UNIX/Linux shell that provides the user with a shell prompt. Allows the user to enter the command. Executes the command and display output on the output device. Output device supported here in this project is the default screen or STDOUT. Internally this project is implemented using process concept used in UNIX/Linux operating systems. parent process forks a child process to execute user commands until user exits the shell.</text:p>
      <text:p text:style-name="normal">This project further support few other features like running <text:s/>processes in the background where parent process and its children progress concurrently. Here user command is executed as an independent child process. Parent process on the other hand, checks on regular intervals for completion of these independent child executions and notifies the user.</text:p>
      <text:p text:style-name="normal">Shell history feature is supported as well in which, last 10 command names entered by the user are saved and presented when user executes "history" command. It saves 10 most recent commands entered by the user including the "history" command.</text:p>
      <text:p text:style-name="normal"/>
      <text:p text:style-name="P13">Background:</text:p>
      <text:p text:style-name="normal">This project is part of CMPE 180-94 Individual studies on operating systems and <text:span text:style-name="T18">aims at </text:span>explor<text:span text:style-name="T18">ing <text:s/>and implementing various</text:span> features and services provided by <text:span text:style-name="T18">the </text:span>operating system. </text:p>
      <text:p text:style-name="P21">This program explores many of these services offered:</text:p>
      <text:list xml:id="list1260176580739575335" text:style-name="L1">
        <text:list-item>
          <text:p text:style-name="P25">Program Execution – This is one of the major service offered by any operating system. It load a program into memory. Handles program execution. It provides a mechanism for process synchronization, process communication and handles deadlock handling. In this program all these capabilities are utilized meaning that when a command is given, the parent creates a new child to handle execution of this new command. Child and parent share their address space initially, which might be susceptible to race conditions. This is handled by the program by overwriting the child’s address space entirely with the address space of the executable binary of the user specified command. </text:p>
        </text:list-item>
        <text:list-item>
          <text:p text:style-name="P26"><text:soft-page-break/>Process synchronization?</text:p>
        </text:list-item>
      </text:list>
      <text:list xml:id="list2875751899528063344" text:style-name="L2">
        <text:list-item>
          <text:p text:style-name="P28">I/O operations – Different standards and peculiarities of various I/O devices are handled smoothly by the operating system such that I/O handling stays transparent to the user. operating systems carry out the communication between users and the I/O device drivers . It comprise any read /write operation with any file or I/O device and this program is making use of default input device (keyboard/STDIN) to get the commands from the user and default output device (screen / STDOUT) to display the results of the user commands.</text:p>
        </text:list-item>
        <text:list-item>
          <text:p text:style-name="P27">Communication?</text:p>
        </text:list-item>
        <text:list-item>
          <text:p text:style-name="P27">Error Handling – Error can occur anytime and anywhere. For example in this program an attempt to create a child process using fork() system call may fail. Like wise it may occur in I/O devices or in memory. Operating system take care of errors constantly and takes appropriate actions to correct errors and hence consistent computing.</text:p>
        </text:list-item>
        <text:list-item>
          <text:p text:style-name="P29">Resource Management – In multi tasking and multi user <text:s/>environment resources need to be shared. Resources like memory, CPU cycles, files storage need to be allocated to each user and each task. </text:p>
          <text:list>
            <text:list-item>
              <text:p text:style-name="P29">OS manages all the resources using Schedulers. In this program say, when user opts a back ground process then it is a explicit request to run child and along with the parent process. Hence OS manages to allocate resources to both the processes using scheduling.</text:p>
            </text:list-item>
          </text:list>
        </text:list-item>
      </text:list>
      <text:p text:style-name="P22">Operating systems provide many other important services like protection, <text:s/>file management. However, these features are not explored currently in this program. </text:p>
      <text:p text:style-name="normal"/>
      <text:p text:style-name="P13">Approac<text:span text:style-name="T12">h:</text:span></text:p>
      <text:p text:style-name="P23">This project is implemented in two small parts. Unix shell type interface is the goal of this project. </text:p>
      <text:p text:style-name="P2">Part I : execution of basic shell commands enter</text:p>
      <text:p text:style-name="P3">1. Declare and initialise <text:span text:style-name="T7">the variables.</text:span></text:p>
      <text:p text:style-name="P3"><text:span text:style-name="T13">2. </text:span><text:s/><text:span text:style-name="T7">do the following in loop:</text:span></text:p>
      <text:p text:style-name="P5">2.1 <text:s/>Display user prompt. Wait for user command.</text:p>
      <text:p text:style-name="P5">2.2 <text:s/>on command input use fork() system call to create a child process.</text:p>
      <text:p text:style-name="P6">2.3 <text:s/>In the child process <text:span text:style-name="T8">replace the child’s address space with the new binary of the command</text:span></text:p>
      <text:p text:style-name="P7">2.4 <text:s/>In the parent process:</text:p>
      <text:p text:style-name="P7"><text:span text:style-name="T10">2.4.1</text:span> Save the child process Id into an array if user has requested a background <text:span text:style-name="T9">service and loop back to step 2.</text:span></text:p>
      <text:p text:style-name="P8"><text:span text:style-name="T10">2.4.</text:span>2 <text:s/>wait for the child process to complete.</text:p>
      <text:p text:style-name="P9"><text:span text:style-name="T10">2.4.</text:span>3 <text:s/>print the the return status of the child on the stdout.</text:p>
      <text:p text:style-name="P9"><text:span text:style-name="T10">2.4.</text:span>4 <text:s/>check the background processes array to see if there is any processes running in the background. If processes exists:</text:p>
      <text:p text:style-name="P9"><text:span text:style-name="T10">a. </text:span><text:s text:c="2"/>do the following in the loop</text:p>
      <text:p text:style-name="P9"><text:span text:style-name="T10">b. </text:span><text:s text:c="2"/><text:span text:style-name="T10">check for next exited child process from the background processes array.</text:span></text:p>
      <text:p text:style-name="P10">c. <text:s text:c="2"/>wait for the exited child process.</text:p>
      <text:p text:style-name="P10">d. <text:s text:c="2"/>print the return status of that child.</text:p>
      <text:p text:style-name="P9"/>
      <text:p text:style-name="P2">Part II : history command support to show upto 10 commands recently <text:span text:style-name="T11">input user commands. This is implemented as a First in First out Linked list in this project.</text:span></text:p>
      <text:p text:style-name="P11">steps:</text:p>
      <text:p text:style-name="P11">1. <text:s/>when user enters a command <text:span text:style-name="T15">this</text:span> command (name) <text:span text:style-name="T15">is saved </text:span>as a new node at the beginning of this linked list.</text:p>
      <text:p text:style-name="P11"><text:soft-page-break/>2. <text:s/>If there are more than 10 nodes after adding a node at the beginning, then remove the oldest node (which is at the <text:span text:style-name="T13">rare</text:span> end of the list) from the list.</text:p>
      <text:p text:style-name="P11">3. <text:s/><text:span text:style-name="T13">Another detail saved along with the command name in each node is the sequence number. If </text:span></text:p>
      <text:p text:style-name="P14">a total of 15 commands entered till the moment in the current session, then most recent 10 commands are saved in the linked list.</text:p>
      <text:p text:style-name="P14">Ex: If below is the order of the commands entered by the user in that respective session:</text:p>
      <text:p text:style-name="P4"><text:span text:style-name="T13">1.</text:span>ps <text:s text:c="11"/>→<text:span text:style-name="T14"> (least recent)</text:span></text:p>
      <text:p text:style-name="P4"><text:span text:style-name="T13">2.</text:span>ls -l</text:p>
      <text:p text:style-name="P4"><text:span text:style-name="T13">3</text:span> <text:span text:style-name="T14">cal</text:span></text:p>
      <text:p text:style-name="P4"><text:span text:style-name="T13">4.</text:span> <text:span text:style-name="T14">top</text:span></text:p>
      <text:p text:style-name="P4"><text:span text:style-name="T13">5.</text:span> who</text:p>
      <text:p text:style-name="P4"><text:span text:style-name="T13">6.</text:span> date</text:p>
      <text:p text:style-name="P14">7. ls</text:p>
      <text:p text:style-name="P14">8. pwd</text:p>
      <text:p text:style-name="P14">9. chmod</text:p>
      <text:p text:style-name="P14">10. <text:span text:style-name="T14">mv</text:span></text:p>
      <text:p text:style-name="P15">11. cp</text:p>
      <text:p text:style-name="P15">12. rmdir</text:p>
      <text:p text:style-name="P15">13. ps</text:p>
      <text:p text:style-name="P15">14. more</text:p>
      <text:p text:style-name="P15">15. history <text:s text:c="2"/>→ <text:span text:style-name="T15">(</text:span>most recent<text:span text:style-name="T15">)</text:span></text:p>
      <text:p text:style-name="P15"/>
      <text:p text:style-name="P15"><text:span text:style-name="T20">k_sh</text:span> &gt; history</text:p>
      <text:p text:style-name="P15">10 . history</text:p>
      <text:p text:style-name="P15"><text:s text:c="2"/>9 . more abc.txt</text:p>
      <text:p text:style-name="P15"><text:s text:c="2"/>8 . ps</text:p>
      <text:p text:style-name="P15"><text:s text:c="2"/>7 . rmdir</text:p>
      <text:p text:style-name="P15"><text:s text:c="2"/>6 . cp</text:p>
      <text:p text:style-name="P15"><text:s text:c="2"/>5 . mv</text:p>
      <text:p text:style-name="P15"><text:s text:c="2"/>4 . chmod</text:p>
      <text:p text:style-name="P15"><text:s text:c="2"/><text:span text:style-name="T19">3</text:span> . pwd</text:p>
      <text:p text:style-name="P15"><text:s text:c="2"/><text:span text:style-name="T19">2</text:span> . ls</text:p>
      <text:p text:style-name="P15"><text:s text:c="2"/><text:span text:style-name="T19">1</text:span> . date</text:p>
      <text:p text:style-name="P15"/>
      <text:p text:style-name="P16">4. <text:s/>Two special commands associated with history command are supported:</text:p>
      <text:p text:style-name="P16">4.1 <text:s/>Entering the command !8 executes the command numbered 8<text:span text:style-name="T5">th</text:span> from the commands stored in the history. <text:s/>Here the program recognizes the special pattern with “!” character.</text:p>
      <text:p text:style-name="P16"><text:span text:style-name="T20">k_sh</text:span> &gt; !8 <text:s/>==&gt; execute the ps command in the above example session.</text:p>
      <text:p text:style-name="P16">4.2 <text:s/>Entering <text:s/>the command !! executes the most <text:span text:style-name="T16">recent command from the commands storoed in the history.</text:span></text:p>
      <text:p text:style-name="P17"><text:span text:style-name="T20">k_sh</text:span> &gt; !! <text:s text:c="2"/>==&gt; executes history command in the above example session.</text:p>
      <text:p text:style-name="P17"/>
      <text:p text:style-name="P18"><text:s text:c="2"/></text:p>
      <text:p text:style-name="P13">Results:</text:p>
      <text:p text:style-name="normal"/>
      <text:p text:style-name="P13">Analysis/Comparison:</text:p>
      <text:p text:style-name="P19">This project is implemented as a part of academic fulfilling and hence it does not support an extensible range of features like the one provided by Bourne again shell (bash), Korn Shell (ksh), POSIX shell(sh) and many more.</text:p>
      <text:p text:style-name="P20"><text:soft-page-break/>Most of the linux commands are supported along with the history command to provide some flexibility to the user. How ever some of the advance features like → piping the output of one command as input of another command , <text:s/>search file / directory <text:s/>feature using wild card characters like * and other regular expressions is not supported. However th<text:span text:style-name="T17">ese are in the improvement scope for this project.</text:span></text:p>
      <text:p text:style-name="P20"/>
      <text:p text:style-name="P13">Summary:</text:p>
      <text:p text:style-name="P13"/>
      <text:p text:style-name="normal">Appendix:Code if any</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25in" fo:margin-bottom="0.0835in" loext:contextual-spacing="tru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7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style:num-suffix="" text:bullet-char="">
        <style:list-level-properties text:list-level-position-and-space-mode="label-alignment">
          <style:list-level-label-alignment text:label-followed-by="listtab" fo:text-indent="-1.7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2.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style:num-suffix="" text:bullet-char="">
        <style:list-level-properties text:list-level-position-and-space-mode="label-alignment">
          <style:list-level-label-alignment text:label-followed-by="listtab" fo:text-indent="-3.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3.7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style:num-suffix="." style:num-format="1">
        <style:list-level-properties text:list-level-position-and-space-mode="label-alignment">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9" style:num-suffix="." style:num-format="1">
        <style:list-level-properties text:list-level-position-and-space-mode="label-alignment">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print-date>2016-09-23T20:40:00</meta:print-date>
    <meta:creation-date>2016-09-23T18:24:00</meta:creation-date>
    <dc:date>2016-11-16T21:39:11.003200792</dc:date>
    <meta:editing-duration>PT10H14M37S</meta:editing-duration>
    <meta:generator>LibreOffice/5.1.4.2$Linux_X86_64 LibreOffice_project/10m0$Build-2</meta:generator>
    <meta:document-statistic meta:table-count="0" meta:image-count="0" meta:object-count="0" meta:page-count="7" meta:paragraph-count="124" meta:word-count="1961" meta:character-count="11457" meta:non-whitespace-character-count="9357"/>
    <meta:user-defined meta:name="AppVersion">12.0000</meta:user-defined>
    <meta:user-defined meta:name="Company">Veriz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